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842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842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842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842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842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842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842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842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842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842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842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842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842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842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842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842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842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ashel Valentina Duarte Padill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2768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mmy Xavier Duarte Clocie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63491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9.2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9" meta:non-whitespace-character-count="1002"/>
    <meta:template xlink:type="simple" xlink:actuate="onRequest" xlink:title="Normal" xlink:href=""/>
  </office:meta>
</office:document-meta>
</file>